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48cm"/>
    </style:style>
    <style:style style:name="co2" style:family="table-column">
      <style:table-column-properties fo:break-before="auto" style:column-width="2.402cm"/>
    </style:style>
    <style:style style:name="co3" style:family="table-column">
      <style:table-column-properties fo:break-before="auto" style:column-width="5.108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1.639cm"/>
    </style:style>
    <style:style style:name="co6" style:family="table-column">
      <style:table-column-properties fo:break-before="auto" style:column-width="2.08cm"/>
    </style:style>
    <style:style style:name="co7" style:family="table-column">
      <style:table-column-properties fo:break-before="auto" style:column-width="2.96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2.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GB" fo:font-weight="bold" style:font-weight-asian="bold" style:font-weight-complex="bold"/>
    </style:style>
    <style:style style:name="ce2" style:family="table-cell" style:parent-style-name="Default">
      <style:text-properties fo:language="en" fo:country="GB"/>
    </style:style>
    <style:style style:name="ce3" style:family="table-cell" style:parent-style-name="Default">
      <style:text-properties fo:language="en" fo:country="GB"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en" fo:country="GB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en" fo:country="GB"/>
    </style:style>
    <style:style style:name="ce7" style:family="table-cell" style:parent-style-name="Default" style:data-style-name="N107">
      <style:text-properties fo:language="en" fo:country="GB" fo:font-weight="bold" style:font-weight-asian="bold" style:font-weight-complex="bold"/>
    </style:style>
    <style:style style:name="ce8" style:family="table-cell" style:parent-style-name="Default" style:data-style-name="N107">
      <style:text-properties fo:language="en" fo:country="GB"/>
    </style:style>
    <style:style style:name="ce9" style:family="table-cell" style:parent-style-name="Default" style:data-style-name="N0">
      <style:text-properties fo:language="en" fo:country="GB" fo:font-weight="bold" style:font-weight-asian="bold" style:font-weight-complex="bold"/>
    </style:style>
    <style:style style:name="ce10" style:family="table-cell" style:parent-style-name="Default" style:data-style-name="N0">
      <style:text-properties fo:language="en" fo:country="GB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Part number</text:p>
          </table:table-cell>
          <table:table-cell table:style-name="ce1" office:value-type="string" calcext:value-type="string">
            <text:p>Online shop</text:p>
          </table:table-cell>
          <table:table-cell table:style-name="ce7" office:value-type="string" calcext:value-type="string">
            <text:p>Unit price</text:p>
          </table:table-cell>
          <table:table-cell table:style-name="ce9" office:value-type="string" calcext:value-type="string">
            <text:p>Number</text:p>
          </table:table-cell>
          <table:table-cell table:style-name="ce7" office:value-type="string" calcext:value-type="string">
            <text:p>Total price</text:p>
          </table:table-cell>
          <table:table-cell table:style-name="ce1" office:value-type="string" calcext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Raspberry Pi B</text:p>
          </table:table-cell>
          <table:table-cell table:style-name="ce5" office:value-type="float" office:value="7568308" calcext:value-type="float">
            <text:p>7568308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32.88" calcext:value-type="currency">
            <text:p>32.88</text:p>
          </table:table-cell>
          <table:table-cell office:value-type="float" office:value="1" calcext:value-type="float">
            <text:p>1</text:p>
          </table:table-cell>
          <table:table-cell table:formula="of:=[.E2]*[.D2]" office:value-type="currency" office:currency="EUR" office:value="32.88" calcext:value-type="currency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spberry Pi Camera Module</text:p>
          </table:table-cell>
          <table:table-cell table:style-name="ce5" office:value-type="float" office:value="7757731" calcext:value-type="float">
            <text:p>7757731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24.43" calcext:value-type="currency">
            <text:p>24.43</text:p>
          </table:table-cell>
          <table:table-cell office:value-type="float" office:value="1" calcext:value-type="float">
            <text:p>1</text:p>
          </table:table-cell>
          <table:table-cell table:formula="of:=[.E3]*[.D3]" office:value-type="currency" office:currency="EUR" office:value="24.43" calcext:value-type="currency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duino Uno R3</text:p>
          </table:table-cell>
          <table:table-cell office:value-type="float" office:value="7697409" calcext:value-type="float">
            <text:p>7697409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27.49" calcext:value-type="currency">
            <text:p>27.49</text:p>
          </table:table-cell>
          <table:table-cell office:value-type="float" office:value="1" calcext:value-type="float">
            <text:p>1</text:p>
          </table:table-cell>
          <table:table-cell table:formula="of:=[.E4]*[.D4]" office:value-type="currency" office:currency="EUR" office:value="27.49" calcext:value-type="currency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duino Motor Shield R3</text:p>
          </table:table-cell>
          <table:table-cell office:value-type="float" office:value="7589349" calcext:value-type="float">
            <text:p>7589349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28.8" calcext:value-type="currency">
            <text:p>28.8</text:p>
          </table:table-cell>
          <table:table-cell office:value-type="float" office:value="1" calcext:value-type="float">
            <text:p>1</text:p>
          </table:table-cell>
          <table:table-cell table:formula="of:=[.E5]*[.D5]" office:value-type="currency" office:currency="EUR" office:value="28.8" calcext:value-type="currency">
            <text:p/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ylon M2x10mm bolt</text:p>
          </table:table-cell>
          <table:table-cell office:value-type="float" office:value="291290" calcext:value-type="float">
            <text:p>291290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7.33" calcext:value-type="currency">
            <text:p>7.33</text:p>
          </table:table-cell>
          <table:table-cell office:value-type="float" office:value="11" calcext:value-type="float">
            <text:p>11</text:p>
          </table:table-cell>
          <table:table-cell table:formula="of:=([.E7]/100)*[.D7]" office:value-type="currency" office:currency="EUR" office:value="0.8063" calcext:value-type="currency">
            <text:p/>
          </table:table-cell>
          <table:table-cell office:value-type="string" calcext:value-type="string">
            <text:p>bag of 100 ite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ylon M2 nut</text:p>
          </table:table-cell>
          <table:table-cell office:value-type="float" office:value="528126" calcext:value-type="float">
            <text:p>528126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7" calcext:value-type="currency">
            <text:p>7</text:p>
          </table:table-cell>
          <table:table-cell office:value-type="float" office:value="22" calcext:value-type="float">
            <text:p>22</text:p>
          </table:table-cell>
          <table:table-cell table:formula="of:=([.E8]/50)*[.D8]" office:value-type="currency" office:currency="EUR" office:value="3.08" calcext:value-type="currency">
            <text:p/>
          </table:table-cell>
          <table:table-cell office:value-type="string" calcext:value-type="string">
            <text:p>bag of 50 ite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ylon M3x10mm bolt</text:p>
          </table:table-cell>
          <table:table-cell office:value-type="float" office:value="291363" calcext:value-type="float">
            <text:p>291363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7.16" calcext:value-type="currency">
            <text:p>7.16</text:p>
          </table:table-cell>
          <table:table-cell office:value-type="float" office:value="10" calcext:value-type="float">
            <text:p>10</text:p>
          </table:table-cell>
          <table:table-cell table:formula="of:=([.E9]/100)*[.D9]" office:value-type="currency" office:currency="EUR" office:value="0.716" calcext:value-type="currency">
            <text:p/>
          </table:table-cell>
          <table:table-cell office:value-type="string" calcext:value-type="string">
            <text:p>bag of 100 ite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ylon M3 nut</text:p>
          </table:table-cell>
          <table:table-cell office:value-type="float" office:value="525701" calcext:value-type="float">
            <text:p>525701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12.36" calcext:value-type="currency">
            <text:p>12.36</text:p>
          </table:table-cell>
          <table:table-cell office:value-type="float" office:value="22" calcext:value-type="float">
            <text:p>22</text:p>
          </table:table-cell>
          <table:table-cell table:formula="of:=([.E10]/50)*[.D10]" office:value-type="currency" office:currency="EUR" office:value="5.4384" calcext:value-type="currency">
            <text:p/>
          </table:table-cell>
          <table:table-cell office:value-type="string" calcext:value-type="string">
            <text:p>bag of 50 item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hite LED</text:p>
          </table:table-cell>
          <table:table-cell office:value-type="float" office:value="7133992" calcext:value-type="float">
            <text:p>7133992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0.9" calcext:value-type="currency">
            <text:p>0.9</text:p>
          </table:table-cell>
          <table:table-cell office:value-type="float" office:value="3" calcext:value-type="float">
            <text:p>3</text:p>
          </table:table-cell>
          <table:table-cell table:formula="of:=[.E12]*[.D12]" office:value-type="currency" office:currency="EUR" office:value="2.7" calcext:value-type="currency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60 ohm resistor, 0.25W, 5%</text:p>
          </table:table-cell>
          <table:table-cell office:value-type="float" office:value="7077631" calcext:value-type="float">
            <text:p>7077631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0.02" calcext:value-type="currency">
            <text:p>0.02</text:p>
          </table:table-cell>
          <table:table-cell office:value-type="float" office:value="1" calcext:value-type="float">
            <text:p>1</text:p>
          </table:table-cell>
          <table:table-cell table:formula="of:=[.E13]*[.D13]" office:value-type="currency" office:currency="EUR" office:value="0.02" calcext:value-type="currency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0 ohm resistor, 0.25W, 5%</text:p>
          </table:table-cell>
          <table:table-cell office:value-type="float" office:value="7077612" calcext:value-type="float">
            <text:p>7077612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0.02" calcext:value-type="currency">
            <text:p>0.02</text:p>
          </table:table-cell>
          <table:table-cell office:value-type="float" office:value="3" calcext:value-type="float">
            <text:p>3</text:p>
          </table:table-cell>
          <table:table-cell table:formula="of:=[.E14]*[.D14]" office:value-type="currency" office:currency="EUR" office:value="0.06" calcext:value-type="currency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CU81 transistor</text:p>
          </table:table-cell>
          <table:table-cell office:value-type="float" office:value="7387553" calcext:value-type="float">
            <text:p>7387553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0.4" calcext:value-type="currency">
            <text:p>0.4</text:p>
          </table:table-cell>
          <table:table-cell office:value-type="float" office:value="1" calcext:value-type="float">
            <text:p>1</text:p>
          </table:table-cell>
          <table:table-cell table:formula="of:=[.E15]*[.D15]" office:value-type="currency" office:currency="EUR" office:value="0.4" calcext:value-type="currency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0µF electrolytic capacitor</text:p>
          </table:table-cell>
          <table:table-cell office:value-type="float" office:value="7152577" calcext:value-type="float">
            <text:p>7152577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0.53" calcext:value-type="currency">
            <text:p>0.53</text:p>
          </table:table-cell>
          <table:table-cell office:value-type="float" office:value="5" calcext:value-type="float">
            <text:p>5</text:p>
          </table:table-cell>
          <table:table-cell table:formula="of:=[.E16]*[.D16]" office:value-type="currency" office:currency="EUR" office:value="2.65" calcext:value-type="currency">
            <text:p/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n &amp; Tilt servo support</text:p>
          </table:table-cell>
          <table:table-cell office:value-type="float" office:value="25925" calcext:value-type="float">
            <text:p>25925</text:p>
          </table:table-cell>
          <table:table-cell office:value-type="string" calcext:value-type="string">
            <text:p>http://www.gotronic.fr/</text:p>
          </table:table-cell>
          <table:table-cell office:value-type="currency" office:currency="EUR" office:value="13.7" calcext:value-type="currency">
            <text:p>13.7</text:p>
          </table:table-cell>
          <table:table-cell office:value-type="float" office:value="1" calcext:value-type="float">
            <text:p>1</text:p>
          </table:table-cell>
          <table:table-cell table:formula="of:=[.E18]*[.D18]" office:value-type="currency" office:currency="EUR" office:value="13.7" calcext:value-type="currency">
            <text:p/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ver 5 Robot Platform</text:p>
          </table:table-cell>
          <table:table-cell office:value-type="string" calcext:value-type="string">
            <text:p>POL-01550</text:p>
          </table:table-cell>
          <table:table-cell office:value-type="string" calcext:value-type="string">
            <text:p>http://snootlab.com/</text:p>
          </table:table-cell>
          <table:table-cell office:value-type="currency" office:currency="EUR" office:value="59.7" calcext:value-type="currency">
            <text:p>59.7</text:p>
          </table:table-cell>
          <table:table-cell office:value-type="float" office:value="1" calcext:value-type="float">
            <text:p>1</text:p>
          </table:table-cell>
          <table:table-cell table:formula="of:=[.E20]*[.D20]" office:value-type="currency" office:currency="EUR" office:value="59.7" calcext:value-type="currency">
            <text:p/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7" table:formula="of:=SUM([.F2:.F21])" office:value-type="currency" office:currency="EUR" office:value="202.8707" calcext:value-type="currency">
            <text:p/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Option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2000 mAh power bank</text:p>
          </table:table-cell>
          <table:table-cell office:value-type="string" calcext:value-type="string">
            <text:p>PB12000A</text:p>
          </table:table-cell>
          <table:table-cell office:value-type="string" calcext:value-type="string">
            <text:p><text:a xlink:href="http://www.amazon.fr/" xlink:type="simple">http://www.amazon.fr/</text:a></text:p>
          </table:table-cell>
          <table:table-cell office:value-type="currency" office:currency="EUR" office:value="37.99" calcext:value-type="currency">
            <text:p>37.99</text:p>
          </table:table-cell>
          <table:table-cell office:value-type="float" office:value="1" calcext:value-type="float">
            <text:p>1</text:p>
          </table:table-cell>
          <table:table-cell table:formula="of:=[.E25]*[.D25]" office:value-type="currency" office:currency="EUR" office:value="37.99" calcext:value-type="currency">
            <text:p/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djustable voltage regulator</text:p>
          </table:table-cell>
          <table:table-cell office:value-type="string" calcext:value-type="string">
            <text:p>S7V8A</text:p>
          </table:table-cell>
          <table:table-cell office:value-type="string" calcext:value-type="string">
            <text:p><text:a xlink:href="http://snootlab.com/" xlink:type="simple">http://snootlab.com/</text:a></text:p>
          </table:table-cell>
          <table:table-cell office:value-type="currency" office:currency="EUR" office:value="6.5" calcext:value-type="currency">
            <text:p>6.5</text:p>
          </table:table-cell>
          <table:table-cell office:value-type="float" office:value="1" calcext:value-type="float">
            <text:p>1</text:p>
          </table:table-cell>
          <table:table-cell table:formula="of:=[.E26]*[.D26]" office:value-type="currency" office:currency="EUR" office:value="6.5" calcext:value-type="currency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5"/>
          <table:table-cell table:style-name="ce7" table:formula="of:=SUM([.F22];[.F25];[.F26])" office:value-type="currency" office:currency="EUR" office:value="247.3607" calcext:value-type="currency">
            <text:p/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other userful stuff:</text:p>
            <text:p> - male header strip</text:p>
            <text:p> - angled male header strip</text:p>
            <text:p> - male to female jumper wires</text:p>
            <text:p> - male to male jumper wires</text:p>
            <text:p> - stripboard</text:p>
            <text:p> - perfboard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/00/0000</text:date>, <text:time style:data-style-name="N2" text:time-value="13:50:08.2761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5T20:14:37.110404000</meta:creation-date>
    <dc:date>2014-04-16T13:55:51.844566000</dc:date>
    <meta:editing-duration>PT15M23S</meta:editing-duration>
    <meta:editing-cycles>11</meta:editing-cycles>
    <meta:generator>LibreOffice/4.2.3.3$MacOSX_X86_64 LibreOffice_project/882f8a0a489bc99a9e60c7905a60226254cb6ff0</meta:generator>
    <meta:document-statistic meta:table-count="1" meta:cell-count="117" meta:object-count="0"/>
  </office:meta>
</office:document-meta>
</file>